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tack frame de multiply_matrix</text:p>
          </table:table-cell>
          <table:covered-table-cell table:style-name="ce1"/>
          <table:covered-table-cell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a1</text:p>
          </table:table-cell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a0</text:p>
          </table:table-cell>
          <table:table-cell office:value-type="string" calcext:value-type="string">
            <text:p>m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p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p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m*dim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m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temp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a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Stack frame de print_matrix</text:p>
          </table:table-cell>
          <table:covered-table-cell table:number-columns-repeated="2" table:style-name="Default"/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a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a0</text:p>
          </table:table-cell>
          <table:table-cell office:value-type="string" calcext:value-type="string">
            <text:p>fp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a</text:p>
          </table:table-cell>
          <table:table-cell table:style-name="Default"/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p</text:p>
          </table:table-cell>
          <table:table-cell table:style-name="Default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gp</text:p>
          </table:table-cell>
          <table:table-cell table:style-name="Default"/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dim</text:p>
          </table:table-cell>
          <table:table-cell table:style-name="Default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</text:p>
          </table:table-cell>
          <table:table-cell table:style-name="Default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/>
          <table:table-cell table:style-name="Default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3</text:p>
          </table:table-cell>
          <table:table-cell table:style-name="Default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2</text:p>
          </table:table-cell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1</text:p>
          </table:table-cell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a0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13:59.123570253</meta:creation-date>
    <dc:date>2016-05-10T11:22:37.387682821</dc:date>
    <meta:editing-duration>PT3M10S</meta:editing-duration>
    <meta:editing-cycles>2</meta:editing-cycles>
    <meta:generator>LibreOffice/4.2.8.2$Linux_X86_64 LibreOffice_project/420m0$Build-2</meta:generator>
    <meta:document-statistic meta:table-count="1" meta:cell-count="66" meta:object-count="0"/>
  </office:meta>
</office:document-meta>
</file>